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14">
      <style:drawing-page-properties/>
    </style:style>
    <style:style style:family="presentation" style:name="pr9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0">
      <style:paragraph-properties fo:line-height="90%" fo:text-align="center" fo:margin-top="0pt"/>
      <style:text-properties fo:color="#000000" fo:font-family="Arial" style:font-family-asian="Arial" style:font-family-complex="Arial" fo:font-size="45pt" style:font-size-asian="45pt" style:font-size-complex="45pt"/>
    </style:style>
    <style:style style:family="text" style:name="T67">
      <style:text-properties fo:language="en" fo:country="US"/>
    </style:style>
    <style:style style:family="presentation" style:name="pr10">
      <style:graphic-properties draw:fill="none" draw:stroke="none" fo:background-color="transparent"/>
    </style:style>
    <style:style style:family="drawing-page" style:name="dp15">
      <style:drawing-page-properties/>
    </style:style>
    <style:style style:family="presentation" style:name="pr11">
      <style:graphic-properties draw:fill="none" draw:stroke="solid" svg:stroke-color="#000000" svg:stroke-width="0.03528cm" fo:border="0.03528cm solid #000000" fo:background-color="transparent"/>
    </style:style>
    <style:style style:family="presentation" style:name="pr12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1">
      <style:paragraph-properties/>
      <style:text-properties/>
    </style:style>
    <style:style style:family="presentation" style:name="pr13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2">
      <style:paragraph-properties fo:text-align="right"/>
      <style:text-properties fo:font-size="12pt" style:font-size-asian="12pt" style:font-size-complex="12pt"/>
    </style:style>
    <style:style style:family="text" style:name="T68">
      <style:text-properties fo:language="en" fo:country="US"/>
    </style:style>
    <text:list-style style:name="L1"/>
    <text:list-style style:name="L2"/>
    <text:list-style style:name="L3"/>
  </office:automatic-styles>
  <office:body>
    <office:presentation>
      <draw:page draw:name="Slide_1" draw:style-name="dp14" draw:master-page-name="_Title Slide" presentation:presentation-page-layout-name="AL1">
        <draw:frame xml:id="id9" draw:id="id9" draw:name="Title 1" draw:layer="layout" presentation:style-name="pr9" presentation:class="title" presentation:placeholder="true" svg:width="25.4cm" svg:height="6.633cm" svg:x="4.234cm" svg:y="3.118cm">
          <draw:text-box fo:min-height="6.633cm">
            <text:p text:style-name="P70"><text:span text:style-name="T67">test</text:span></text:p>
          </draw:text-box>
        </draw:frame>
        <draw:frame xml:id="id10" draw:id="id10" draw:name="Subtitle 2" draw:layer="layout" presentation:style-name="pr10" presentation:class="subtitle" presentation:placeholder="true" svg:width="25.4cm" svg:height="4.6cm" svg:x="4.234cm" svg:y="10.01cm">
          <draw:text-box fo:min-height="4.6cm"/>
        </draw:frame>
        <presentation:notes draw:style-name="dp15">
          <draw:frame xml:id="id11" draw:id="id11" draw:name="Slide Image Placeholder 1" draw:layer="layout" presentation:style-name="pr11" presentation:class="page" presentation:placeholder="true" svg:width="15.24cm" svg:height="8.573cm" svg:x="1.905cm" svg:y="3.175cm">
            <draw:text-box fo:min-height="8.573cm"/>
          </draw:frame>
          <draw:frame xml:id="id12" draw:id="id12" draw:name="Notes Placeholder 2" draw:layer="layout" presentation:style-name="pr12" presentation:class="outline" presentation:placeholder="true" svg:width="15.24cm" svg:height="10cm" svg:x="1.905cm" svg:y="12.22cm">
            <draw:text-box fo:min-height="10cm">
              <text:p text:style-name="P71"><text:span/></text:p>
            </draw:text-box>
          </draw:frame>
          <draw:frame xml:id="id13" draw:id="id13" draw:name="Slide Number Placeholder 3" draw:layer="layout" presentation:style-name="pr13" presentation:class="page-number" presentation:placeholder="true" svg:width="8.256cm" svg:height="1.274cm" svg:x="10.79cm" svg:y="24.13cm">
            <draw:text-box fo:min-height="1.274cm">
              <text:p text:style-name="P72"><text:span text:style-name="T68"><text:page-number>1</text:page-number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 fo:text-align="left" fo:margin-left="0pt"/>
      <style:text-properties fo:font-size="18pt" style:font-size-asian="18pt" style:font-size-complex="18pt" fo:language="en" fo:country="US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 draw:text-style-name="P1"/>
      <presentation:placeholder presentation:object="subtitle" svg:height="4.6cm" svg:width="25.4cm" svg:x="4.234cm" svg:y="10.01cm" draw:text-style-name="P2"/>
    </style:presentation-page-layout>
    <style:presentation-page-layout style:name="AL2">
      <presentation:placeholder presentation:object="title" draw:text-style-name="P3"/>
      <presentation:placeholder presentation:object="outline" draw:text-style-name="P8"/>
    </style:presentation-page-layout>
    <style:presentation-page-layout style:name="AL3">
      <presentation:placeholder presentation:object="title" svg:height="7.925cm" svg:width="29.21cm" svg:x="2.311cm" svg:y="4.75cm" draw:text-style-name="P9"/>
      <presentation:placeholder presentation:object="outline" svg:height="4.167cm" svg:width="29.21cm" svg:x="2.311cm" svg:y="12.75cm" draw:text-style-name="P10"/>
    </style:presentation-page-layout>
    <style:presentation-page-layout style:name="AL4">
      <presentation:placeholder presentation:object="title" draw:text-style-name="P11"/>
      <presentation:placeholder presentation:object="outline" svg:height="12.09cm" svg:width="14.39cm" svg:x="2.328cm" svg:y="5.072cm" draw:text-style-name="P16"/>
      <presentation:placeholder presentation:object="outline" svg:height="12.09cm" svg:width="14.39cm" svg:x="17.15cm" svg:y="5.072cm" draw:text-style-name="P21"/>
    </style:presentation-page-layout>
    <style:presentation-page-layout style:name="AL5">
      <presentation:placeholder presentation:object="title" svg:height="3.682cm" svg:width="29.21cm" svg:x="2.333cm" svg:y="1.014cm" draw:text-style-name="P22"/>
      <presentation:placeholder presentation:object="outline" svg:height="2.289cm" svg:width="14.33cm" svg:x="2.333cm" svg:y="4.67cm" draw:text-style-name="P23"/>
      <presentation:placeholder presentation:object="outline" svg:height="10.24cm" svg:width="14.33cm" svg:x="2.333cm" svg:y="6.959cm" draw:text-style-name="P28"/>
      <presentation:placeholder presentation:object="outline" svg:height="2.289cm" svg:width="14.4cm" svg:x="17.15cm" svg:y="4.67cm" draw:text-style-name="P29"/>
      <presentation:placeholder presentation:object="outline" svg:height="10.24cm" svg:width="14.4cm" svg:x="17.15cm" svg:y="6.959cm" draw:text-style-name="P34"/>
    </style:presentation-page-layout>
    <style:presentation-page-layout style:name="AL6">
      <presentation:placeholder presentation:object="title" draw:text-style-name="P35"/>
    </style:presentation-page-layout>
    <style:presentation-page-layout style:name="AL7"/>
    <style:presentation-page-layout style:name="AL8">
      <presentation:placeholder presentation:object="title" svg:height="4.445cm" svg:width="10.92cm" svg:x="2.333cm" svg:y="1.27cm" draw:text-style-name="P36"/>
      <presentation:placeholder presentation:object="outline" svg:height="13.54cm" svg:width="17.15cm" svg:x="14.4cm" svg:y="2.743cm" draw:text-style-name="P41"/>
      <presentation:placeholder presentation:object="outline" svg:height="10.59cm" svg:width="10.92cm" svg:x="2.333cm" svg:y="5.715cm" draw:text-style-name="P42"/>
    </style:presentation-page-layout>
    <style:presentation-page-layout style:name="AL9">
      <presentation:placeholder presentation:object="title" svg:height="4.445cm" svg:width="10.92cm" svg:x="2.333cm" svg:y="1.27cm" draw:text-style-name="P43"/>
      <presentation:placeholder presentation:object="graphic" svg:height="13.54cm" svg:width="17.15cm" svg:x="14.4cm" svg:y="2.743cm" draw:text-style-name="P44"/>
      <presentation:placeholder presentation:object="outline" svg:height="10.59cm" svg:width="10.92cm" svg:x="2.333cm" svg:y="5.715cm" draw:text-style-name="P45"/>
    </style:presentation-page-layout>
    <style:presentation-page-layout style:name="AL10">
      <presentation:placeholder presentation:object="title" draw:text-style-name="P46"/>
      <presentation:placeholder presentation:object="outline" draw:text-style-name="P51"/>
    </style:presentation-page-layout>
    <style:presentation-page-layout style:name="AL11">
      <presentation:placeholder presentation:object="title" svg:height="16.15cm" svg:width="7.303cm" svg:x="24.24cm" svg:y="1.014cm" draw:text-style-name="P52"/>
      <presentation:placeholder presentation:object="outline" svg:height="16.15cm" svg:width="21.49cm" svg:x="2.328cm" svg:y="1.014cm" draw:text-style-name="P57"/>
    </style:presentation-page-layout>
    <style:style style:family="graphic" style:name="Frame">
      <style:graphic-properties/>
      <style:text-properties fo:font-size="18pt" style:font-size-asian="18pt" style:font-size-complex="18pt"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 fo:text-align="center"/>
      <style:text-properties fo:font-size="45pt" style:font-size-asian="45pt" style:font-size-complex="45pt"/>
    </style:style>
    <style:style style:family="text" style:name="T1">
      <style:text-properties/>
    </style:style>
    <style:style style:family="paragraph" style:name="P2">
      <style:paragraph-properties fo:text-align="center" fo:margin-left="0pt" fo:text-indent="0pt"/>
      <style:text-properties fo:font-size="18pt" style:font-size-asian="18pt" style:font-size-complex="18pt"/>
    </style:style>
    <style:style style:family="text" style:name="T2"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text" style:name="T3">
      <style:text-properties/>
    </style:style>
    <style:style style:family="paragraph" style:name="P4">
      <style:paragraph-properties/>
      <style:text-properties/>
    </style:style>
    <style:style style:family="text" style:name="T4">
      <style:text-properties/>
    </style:style>
    <style:style style:family="paragraph" style:name="P5">
      <style:paragraph-properties/>
      <style:text-properties/>
    </style:style>
    <style:style style:family="text" style:name="T5">
      <style:text-properties/>
    </style:style>
    <style:style style:family="paragraph" style:name="P6">
      <style:paragraph-properties/>
      <style:text-properties/>
    </style:style>
    <style:style style:family="text" style:name="T6">
      <style:text-properties/>
    </style:style>
    <style:style style:family="paragraph" style:name="P7">
      <style:paragraph-properties/>
      <style:text-properties/>
    </style:style>
    <style:style style:family="text" style:name="T7">
      <style:text-properties/>
    </style:style>
    <style:style style:family="paragraph" style:name="P8">
      <style:paragraph-properties/>
      <style:text-properties/>
    </style:style>
    <style:style style:family="text" style:name="T8">
      <style:text-properties/>
    </style:style>
    <style:style style:family="drawing-page" style:name="dp3">
      <style:drawing-page-properties/>
    </style:style>
    <style:style style:family="paragraph" style:name="P9">
      <style:paragraph-properties/>
      <style:text-properties fo:font-size="45pt" style:font-size-asian="45pt" style:font-size-complex="45pt"/>
    </style:style>
    <style:style style:family="text" style:name="T9">
      <style:text-properties/>
    </style:style>
    <style:style style:family="paragraph" style:name="P10">
      <style:paragraph-properties fo:margin-left="0pt" fo:text-indent="0pt"/>
      <style:text-properties fo:color="#3F3F3F" fo:font-size="18pt" style:font-size-asian="18pt" style:font-size-complex="18pt"/>
    </style:style>
    <style:style style:family="text" style:name="T10">
      <style:text-properties/>
    </style:style>
    <style:style style:family="drawing-page" style:name="dp4">
      <style:drawing-page-properties/>
    </style:style>
    <style:style style:family="paragraph" style:name="P11">
      <style:paragraph-properties/>
      <style:text-properties/>
    </style:style>
    <style:style style:family="text" style:name="T11">
      <style:text-properties/>
    </style:style>
    <style:style style:family="paragraph" style:name="P12">
      <style:paragraph-properties/>
      <style:text-properties/>
    </style:style>
    <style:style style:family="text" style:name="T12">
      <style:text-properties/>
    </style:style>
    <style:style style:family="paragraph" style:name="P13">
      <style:paragraph-properties/>
      <style:text-properties/>
    </style:style>
    <style:style style:family="text" style:name="T13">
      <style:text-properties/>
    </style:style>
    <style:style style:family="paragraph" style:name="P14">
      <style:paragraph-properties/>
      <style:text-properties/>
    </style:style>
    <style:style style:family="text" style:name="T14">
      <style:text-properties/>
    </style:style>
    <style:style style:family="paragraph" style:name="P15">
      <style:paragraph-properties/>
      <style:text-properties/>
    </style:style>
    <style:style style:family="text" style:name="T15">
      <style:text-properties/>
    </style:style>
    <style:style style:family="paragraph" style:name="P16">
      <style:paragraph-properties/>
      <style:text-properties/>
    </style:style>
    <style:style style:family="text" style:name="T16">
      <style:text-properties/>
    </style:style>
    <style:style style:family="paragraph" style:name="P17">
      <style:paragraph-properties/>
      <style:text-properties/>
    </style:style>
    <style:style style:family="text" style:name="T17">
      <style:text-properties/>
    </style:style>
    <style:style style:family="paragraph" style:name="P18">
      <style:paragraph-properties/>
      <style:text-properties/>
    </style:style>
    <style:style style:family="text" style:name="T18">
      <style:text-properties/>
    </style:style>
    <style:style style:family="paragraph" style:name="P19">
      <style:paragraph-properties/>
      <style:text-properties/>
    </style:style>
    <style:style style:family="text" style:name="T19">
      <style:text-properties/>
    </style:style>
    <style:style style:family="paragraph" style:name="P20">
      <style:paragraph-properties/>
      <style:text-properties/>
    </style:style>
    <style:style style:family="text" style:name="T20">
      <style:text-properties/>
    </style:style>
    <style:style style:family="paragraph" style:name="P21">
      <style:paragraph-properties/>
      <style:text-properties/>
    </style:style>
    <style:style style:family="text" style:name="T21">
      <style:text-properties/>
    </style:style>
    <style:style style:family="drawing-page" style:name="dp5">
      <style:drawing-page-properties/>
    </style:style>
    <style:style style:family="paragraph" style:name="P22">
      <style:paragraph-properties/>
      <style:text-properties/>
    </style:style>
    <style:style style:family="text" style:name="T22">
      <style:text-properties/>
    </style:style>
    <style:style style:family="paragraph" style:name="P23">
      <style:paragraph-properties fo:margin-left="0pt" fo:text-indent="0pt"/>
      <style:text-properties fo:font-size="18pt" style:font-size-asian="18pt" style:font-size-complex="18pt" fo:font-weight="bold"/>
    </style:style>
    <style:style style:family="text" style:name="T23">
      <style:text-properties/>
    </style:style>
    <style:style style:family="paragraph" style:name="P24">
      <style:paragraph-properties/>
      <style:text-properties/>
    </style:style>
    <style:style style:family="text" style:name="T24">
      <style:text-properties/>
    </style:style>
    <style:style style:family="paragraph" style:name="P25">
      <style:paragraph-properties/>
      <style:text-properties/>
    </style:style>
    <style:style style:family="text" style:name="T25">
      <style:text-properties/>
    </style:style>
    <style:style style:family="paragraph" style:name="P26">
      <style:paragraph-properties/>
      <style:text-properties/>
    </style:style>
    <style:style style:family="text" style:name="T26">
      <style:text-properties/>
    </style:style>
    <style:style style:family="paragraph" style:name="P27">
      <style:paragraph-properties/>
      <style:text-properties/>
    </style:style>
    <style:style style:family="text" style:name="T27">
      <style:text-properties/>
    </style:style>
    <style:style style:family="paragraph" style:name="P28">
      <style:paragraph-properties/>
      <style:text-properties/>
    </style:style>
    <style:style style:family="text" style:name="T28">
      <style:text-properties/>
    </style:style>
    <style:style style:family="paragraph" style:name="P29">
      <style:paragraph-properties fo:margin-left="0pt" fo:text-indent="0pt"/>
      <style:text-properties fo:font-size="18pt" style:font-size-asian="18pt" style:font-size-complex="18pt" fo:font-weight="bold"/>
    </style:style>
    <style:style style:family="text" style:name="T29">
      <style:text-properties/>
    </style:style>
    <style:style style:family="paragraph" style:name="P30">
      <style:paragraph-properties/>
      <style:text-properties/>
    </style:style>
    <style:style style:family="text" style:name="T30">
      <style:text-properties/>
    </style:style>
    <style:style style:family="paragraph" style:name="P31">
      <style:paragraph-properties/>
      <style:text-properties/>
    </style:style>
    <style:style style:family="text" style:name="T31">
      <style:text-properties/>
    </style:style>
    <style:style style:family="paragraph" style:name="P32">
      <style:paragraph-properties/>
      <style:text-properties/>
    </style:style>
    <style:style style:family="text" style:name="T32">
      <style:text-properties/>
    </style:style>
    <style:style style:family="paragraph" style:name="P33">
      <style:paragraph-properties/>
      <style:text-properties/>
    </style:style>
    <style:style style:family="text" style:name="T33">
      <style:text-properties/>
    </style:style>
    <style:style style:family="paragraph" style:name="P34">
      <style:paragraph-properties/>
      <style:text-properties/>
    </style:style>
    <style:style style:family="text" style:name="T34">
      <style:text-properties/>
    </style:style>
    <style:style style:family="drawing-page" style:name="dp6">
      <style:drawing-page-properties/>
    </style:style>
    <style:style style:family="paragraph" style:name="P35">
      <style:paragraph-properties/>
      <style:text-properties/>
    </style:style>
    <style:style style:family="text" style:name="T35">
      <style:text-properties/>
    </style:style>
    <style:style style:family="drawing-page" style:name="dp7">
      <style:drawing-page-properties/>
    </style:style>
    <style:style style:family="drawing-page" style:name="dp8">
      <style:drawing-page-properties/>
    </style:style>
    <style:style style:family="paragraph" style:name="P36">
      <style:paragraph-properties/>
      <style:text-properties fo:font-size="24pt" style:font-size-asian="24pt" style:font-size-complex="24pt"/>
    </style:style>
    <style:style style:family="text" style:name="T36">
      <style:text-properties/>
    </style:style>
    <style:style style:family="paragraph" style:name="P37">
      <style:paragraph-properties/>
      <style:text-properties fo:font-size="24pt" style:font-size-asian="24pt" style:font-size-complex="24pt"/>
    </style:style>
    <style:style style:family="text" style:name="T37">
      <style:text-properties/>
    </style:style>
    <style:style style:family="paragraph" style:name="P38">
      <style:paragraph-properties/>
      <style:text-properties fo:font-size="21pt" style:font-size-asian="21pt" style:font-size-complex="21pt"/>
    </style:style>
    <style:style style:family="text" style:name="T38">
      <style:text-properties/>
    </style:style>
    <style:style style:family="paragraph" style:name="P39">
      <style:paragraph-properties/>
      <style:text-properties fo:font-size="18pt" style:font-size-asian="18pt" style:font-size-complex="18pt"/>
    </style:style>
    <style:style style:family="text" style:name="T39">
      <style:text-properties/>
    </style:style>
    <style:style style:family="paragraph" style:name="P40">
      <style:paragraph-properties/>
      <style:text-properties fo:font-size="15pt" style:font-size-asian="15pt" style:font-size-complex="15pt"/>
    </style:style>
    <style:style style:family="text" style:name="T40">
      <style:text-properties/>
    </style:style>
    <style:style style:family="paragraph" style:name="P41">
      <style:paragraph-properties/>
      <style:text-properties fo:font-size="15pt" style:font-size-asian="15pt" style:font-size-complex="15pt"/>
    </style:style>
    <style:style style:family="text" style:name="T41">
      <style:text-properties/>
    </style:style>
    <style:style style:family="paragraph" style:name="P42">
      <style:paragraph-properties fo:margin-left="0pt" fo:text-indent="0pt"/>
      <style:text-properties fo:font-size="12pt" style:font-size-asian="12pt" style:font-size-complex="12pt"/>
    </style:style>
    <style:style style:family="text" style:name="T42">
      <style:text-properties/>
    </style:style>
    <style:style style:family="drawing-page" style:name="dp9">
      <style:drawing-page-properties/>
    </style:style>
    <style:style style:family="paragraph" style:name="P43">
      <style:paragraph-properties/>
      <style:text-properties fo:font-size="24pt" style:font-size-asian="24pt" style:font-size-complex="24pt"/>
    </style:style>
    <style:style style:family="text" style:name="T43">
      <style:text-properties/>
    </style:style>
    <style:style style:family="paragraph" style:name="P44">
      <style:paragraph-properties fo:margin-left="0pt" fo:text-indent="0pt"/>
      <style:text-properties fo:font-size="24pt" style:font-size-asian="24pt" style:font-size-complex="24pt"/>
    </style:style>
    <style:style style:family="text" style:name="T44">
      <style:text-properties/>
    </style:style>
    <style:style style:family="paragraph" style:name="P45">
      <style:paragraph-properties fo:margin-left="0pt" fo:text-indent="0pt"/>
      <style:text-properties fo:font-size="12pt" style:font-size-asian="12pt" style:font-size-complex="12pt"/>
    </style:style>
    <style:style style:family="text" style:name="T45">
      <style:text-properties/>
    </style:style>
    <style:style style:family="drawing-page" style:name="dp10">
      <style:drawing-page-properties/>
    </style:style>
    <style:style style:family="paragraph" style:name="P46">
      <style:paragraph-properties/>
      <style:text-properties/>
    </style:style>
    <style:style style:family="text" style:name="T46">
      <style:text-properties/>
    </style:style>
    <style:style style:family="paragraph" style:name="P47">
      <style:paragraph-properties/>
      <style:text-properties/>
    </style:style>
    <style:style style:family="text" style:name="T47">
      <style:text-properties/>
    </style:style>
    <style:style style:family="paragraph" style:name="P48">
      <style:paragraph-properties/>
      <style:text-properties/>
    </style:style>
    <style:style style:family="text" style:name="T48">
      <style:text-properties/>
    </style:style>
    <style:style style:family="paragraph" style:name="P49">
      <style:paragraph-properties/>
      <style:text-properties/>
    </style:style>
    <style:style style:family="text" style:name="T49">
      <style:text-properties/>
    </style:style>
    <style:style style:family="paragraph" style:name="P50">
      <style:paragraph-properties/>
      <style:text-properties/>
    </style:style>
    <style:style style:family="text" style:name="T50">
      <style:text-properties/>
    </style:style>
    <style:style style:family="paragraph" style:name="P51">
      <style:paragraph-properties/>
      <style:text-properties/>
    </style:style>
    <style:style style:family="text" style:name="T51">
      <style:text-properties/>
    </style:style>
    <style:style style:family="drawing-page" style:name="dp11">
      <style:drawing-page-properties/>
    </style:style>
    <style:style style:family="paragraph" style:name="P52">
      <style:paragraph-properties/>
      <style:text-properties/>
    </style:style>
    <style:style style:family="text" style:name="T52">
      <style:text-properties/>
    </style:style>
    <style:style style:family="paragraph" style:name="P53">
      <style:paragraph-properties/>
      <style:text-properties/>
    </style:style>
    <style:style style:family="text" style:name="T53">
      <style:text-properties/>
    </style:style>
    <style:style style:family="paragraph" style:name="P54">
      <style:paragraph-properties/>
      <style:text-properties/>
    </style:style>
    <style:style style:family="text" style:name="T54">
      <style:text-properties/>
    </style:style>
    <style:style style:family="paragraph" style:name="P55">
      <style:paragraph-properties/>
      <style:text-properties/>
    </style:style>
    <style:style style:family="text" style:name="T55">
      <style:text-properties/>
    </style:style>
    <style:style style:family="paragraph" style:name="P56">
      <style:paragraph-properties/>
      <style:text-properties/>
    </style:style>
    <style:style style:family="text" style:name="T56">
      <style:text-properties/>
    </style:style>
    <style:style style:family="paragraph" style:name="P57">
      <style:paragraph-properties/>
      <style:text-properties/>
    </style:style>
    <style:style style:family="text" style:name="T57">
      <style:text-properties/>
    </style:style>
    <style:style style:family="drawing-page" style:name="dp12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8">
      <style:paragraph-properties fo:line-height="90%" fo:text-align="center" fo:margin-top="0pt"/>
      <style:text-properties fo:color="#000000" fo:font-family="Arial" style:font-family-asian="Arial" style:font-family-complex="Arial" fo:font-size="45pt" style:font-size-asian="45pt" style:font-size-complex="45pt"/>
    </style:style>
    <style:style style:family="text" style:name="T58">
      <style:text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59">
      <style:paragraph-properties fo:line-height="90%" fo:text-align="center" fo:margin-left="0pt" fo:text-indent="0pt" fo:margin-top="7.49pt"/>
      <style:text-properties fo:color="#000000" fo:font-family="Arial" style:font-family-asian="Arial" style:font-family-complex="Arial" fo:font-size="18pt" style:font-size-asian="18pt" style:font-size-complex="18pt"/>
    </style:style>
    <style:style style:family="text" style:name="T59">
      <style:text-properties/>
    </style:style>
    <style:style style:family="drawing-page" style:name="dp13">
      <style:drawing-page-properties/>
    </style:style>
    <style:style style:family="presentation" style:name="pr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0">
      <style:paragraph-properties fo:text-align="lef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resentation" style:name="pr4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1">
      <style:paragraph-properties fo:text-align="righ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text" style:name="T60">
      <style:text-properties fo:language="en" fo:country="US"/>
    </style:style>
    <style:style style:family="presentation" style:name="pr5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62">
      <style:paragraph-properties fo:text-align="lef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resentation" style:name="pr6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3">
      <style:paragraph-properties/>
      <style:text-properties/>
    </style:style>
    <style:style style:family="text" style:name="T61">
      <style:text-properties fo:language="en" fo:country="US"/>
    </style:style>
    <style:style style:family="paragraph" style:name="P64">
      <style:paragraph-properties/>
      <style:text-properties/>
    </style:style>
    <style:style style:family="text" style:name="T62">
      <style:text-properties fo:language="en" fo:country="US"/>
    </style:style>
    <style:style style:family="paragraph" style:name="P65">
      <style:paragraph-properties/>
      <style:text-properties/>
    </style:style>
    <style:style style:family="text" style:name="T63">
      <style:text-properties fo:language="en" fo:country="US"/>
    </style:style>
    <style:style style:family="paragraph" style:name="P66">
      <style:paragraph-properties/>
      <style:text-properties/>
    </style:style>
    <style:style style:family="text" style:name="T64">
      <style:text-properties fo:language="en" fo:country="US"/>
    </style:style>
    <style:style style:family="paragraph" style:name="P67">
      <style:paragraph-properties/>
      <style:text-properties/>
    </style:style>
    <style:style style:family="text" style:name="T65">
      <style:text-properties fo:language="en" fo:country="US"/>
    </style:style>
    <style:style style:family="presentation" style:name="pr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8">
      <style:paragraph-properties fo:text-align="lef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resentation" style:name="pr8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9">
      <style:paragraph-properties fo:text-align="righ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text" style:name="T66">
      <style:text-properties fo:language="en" fo:country="US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2">
      <presentation:notes draw:style-name="dp13" style:page-layout-name="Mpm2">
        <draw:frame xml:id="id3" draw:id="id3" draw:name="Header Placeholder 1" draw:layer="backgroundobjects" presentation:style-name="pr3" presentation:class="header" presentation:placeholder="false" presentation:user-transformed="true" svg:width="8.256cm" svg:height="1.274cm" svg:x="0cm" svg:y="0cm">
          <draw:text-box fo:min-height="1.274cm">
            <text:p text:style-name="P60"><text:span/></text:p>
          </draw:text-box>
        </draw:frame>
        <draw:frame xml:id="id4" draw:id="id4" draw:name="Date Placeholder 2" draw:layer="backgroundobjects" presentation:style-name="pr4" presentation:class="date-time" presentation:placeholder="false" presentation:user-transformed="true" svg:width="8.256cm" svg:height="1.274cm" svg:x="10.79cm" svg:y="0cm">
          <draw:text-box fo:min-height="1.274cm">
            <text:p text:style-name="P61"><text:span text:style-name="T60">10/30/2013</text:span></text:p>
          </draw:text-box>
        </draw:frame>
        <draw:frame xml:id="id5" draw:id="id5" draw:name="Slide Image Placeholder 3" draw:layer="backgroundobjects" presentation:style-name="pr5" presentation:class="page" presentation:placeholder="false" presentation:user-transformed="true" svg:width="15.24cm" svg:height="8.573cm" svg:x="1.905cm" svg:y="3.175cm">
          <draw:text-box fo:min-height="8.573cm">
            <text:p text:style-name="P62"><text:span/></text:p>
          </draw:text-box>
        </draw:frame>
        <draw:frame xml:id="id6" draw:id="id6" draw:name="Notes Placeholder 4" draw:layer="backgroundobjects" presentation:style-name="pr6" presentation:class="notes" presentation:placeholder="false" presentation:user-transformed="true" svg:width="15.24cm" svg:height="10cm" svg:x="1.905cm" svg:y="12.22cm">
          <draw:text-box fo:min-height="10cm">
            <text:p text:style-name="P63"><text:span text:style-name="T61">Click to edit Master text styles</text:span></text:p>
            <text:p text:style-name="P64"><text:span text:style-name="T62">Second level</text:span></text:p>
            <text:p text:style-name="P65"><text:span text:style-name="T63">Third level</text:span></text:p>
            <text:p text:style-name="P66"><text:span text:style-name="T64">Fourth level</text:span></text:p>
            <text:p text:style-name="P67"><text:span text:style-name="T65">Fifth level</text:span></text:p>
          </draw:text-box>
        </draw:frame>
        <draw:frame xml:id="id7" draw:id="id7" draw:name="Footer Placeholder 5" draw:layer="backgroundobjects" presentation:style-name="pr7" presentation:class="footer" presentation:placeholder="false" presentation:user-transformed="true" svg:width="8.256cm" svg:height="1.274cm" svg:x="0cm" svg:y="24.13cm">
          <draw:text-box fo:min-height="1.274cm">
            <text:p text:style-name="P68"><text:span/></text:p>
          </draw:text-box>
        </draw:frame>
        <draw:frame xml:id="id8" draw:id="id8" draw:name="Slide Number Placeholder 6" draw:layer="backgroundobjects" presentation:style-name="pr8" presentation:class="page-number" presentation:placeholder="false" presentation:user-transformed="true" svg:width="8.256cm" svg:height="1.274cm" svg:x="10.79cm" svg:y="24.13cm">
          <draw:text-box fo:min-height="1.274cm">
            <text:p text:style-name="P69"><text:span text:style-name="T66"><text:page-number>‹#›</text:page-number></text:span></text:p>
          </draw:text-box>
        </draw:frame>
      </presentation:notes>
      <draw:frame xml:id="id1" draw:id="id1" draw:name="Titl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58"><text:span text:style-name="T58">Click to edit Master title style</text:span></text:p>
        </draw:text-box>
      </draw:frame>
      <draw:frame xml:id="id2" draw:id="id2" draw:name="Subtitl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59"><text:span text:style-name="T59">Click to edit Master subtitle style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</office:meta>
</office:document-meta>
</file>